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d0d6" officeooo:paragraph-rsid="001fd0d6"/>
    </style:style>
    <style:style style:name="T1" style:family="text">
      <style:text-properties officeooo:rsid="00214f36"/>
    </style:style>
    <style:style style:name="T2" style:family="text">
      <style:text-properties officeooo:rsid="002229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Descriptif diagramme de cas d’utilisation</text:p>
      <text:p text:style-name="P1"/>
      <text:p text:style-name="Text_20_body">L’acteur numéro 1 (Créateur liste) <text:span text:style-name="T1">a la possibilité de s’inscrire donc par la suite s’authentifier</text:span></text:p>
      <text:p text:style-name="Text_20_body"/>
      <text:p text:style-name="Text_20_body">Le créateur liste <text:span text:style-name="T2">peut créer une liste afin d’y mettre des items mais il doit d’abord se connecter. l’acteur peut également consulter sa liste et utiliser différentes fonctionnalités comme : consulter l’item qu’il a réservé , créer une URL afin de la partager , ajouter un item, ajouter un message, consulter les messages des autres personnes . <text:s text:c="3"/></text:span><text:s/></text:p>
      <text:p text:style-name="Text_20_body"/>
      <text:p text:style-name="Text_20_body">L’acteur numéro 2 (Destinataire liste) reçoit une l’URL envoyée par le créateur. Le destinataire peut réserver un item, ajouter un messag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3:50:22.154115162</meta:creation-date>
    <dc:date>2017-11-07T12:41:46.823345401</dc:date>
    <meta:editing-duration>PT5M5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98" meta:character-count="628" meta:non-whitespace-character-count="528"/>
  </office:meta>
</office:document-meta>
</file>